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EntityResolver.resolveSchemaEntity( @ Nullable String publicId , String system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esourceEntityResolver.resolveEntity( @ Nullable String publicId , @ Nullable String systemId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ResourceEntityResolver.ResourceEntityResolver( ResourceLoader resource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